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ctype.h&gt;</text:p>
      <text:p text:style-name="Standard"/>
      <text:p text:style-name="Standard">char stack[100];</text:p>
      <text:p text:style-name="Standard">int top = -1;</text:p>
      <text:p text:style-name="Standard"/>
      <text:p text:style-name="Standard">void push(char x)</text:p>
      <text:p text:style-name="Standard">{</text:p>
      <text:p text:style-name="Standard"><text:s text:c="4"/>stack[++top] = x;</text:p>
      <text:p text:style-name="Standard">}</text:p>
      <text:p text:style-name="Standard"/>
      <text:p text:style-name="Standard">char pop()</text:p>
      <text:p text:style-name="Standard">{</text:p>
      <text:p text:style-name="Standard"><text:s text:c="4"/>if(top == -1)</text:p>
      <text:p text:style-name="Standard"><text:s text:c="8"/>return -1;</text:p>
      <text:p text:style-name="Standard"><text:s text:c="4"/>else</text:p>
      <text:p text:style-name="Standard"><text:s text:c="8"/>return stack[top--];</text:p>
      <text:p text:style-name="Standard">}</text:p>
      <text:p text:style-name="Standard"/>
      <text:p text:style-name="Standard">int priority(char x)</text:p>
      <text:p text:style-name="Standard">{</text:p>
      <text:p text:style-name="Standard"><text:s text:c="4"/>if(x == '(')</text:p>
      <text:p text:style-name="Standard"><text:s text:c="8"/>return 0;</text:p>
      <text:p text:style-name="Standard"><text:s text:c="4"/>if(x == '+' || x == '-')</text:p>
      <text:p text:style-name="Standard"><text:s text:c="8"/>return 1;</text:p>
      <text:p text:style-name="Standard"><text:s text:c="4"/>if(x == '*' || x == '/')</text:p>
      <text:p text:style-name="Standard"><text:s text:c="8"/>return 2;</text:p>
      <text:p text:style-name="Standard"><text:s text:c="4"/>return 0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char exp[100];</text:p>
      <text:p text:style-name="Standard"><text:s text:c="4"/>char *e, x;</text:p>
      <text:p text:style-name="Standard"><text:s text:c="4"/>printf("Enter the expression : ");</text:p>
      <text:p text:style-name="Standard"><text:s text:c="4"/>scanf("%s",exp);</text:p>
      <text:p text:style-name="Standard"><text:s text:c="4"/>printf("\n");</text:p>
      <text:p text:style-name="Standard"><text:s text:c="4"/>e = exp;</text:p>
      <text:p text:style-name="Standard"><text:s text:c="4"/></text:p>
      <text:p text:style-name="Standard"><text:s text:c="4"/>while(*e != '\0')</text:p>
      <text:p text:style-name="Standard"><text:s text:c="4"/>{</text:p>
      <text:p text:style-name="Standard"><text:s text:c="8"/>if(isalnum(*e))</text:p>
      <text:p text:style-name="Standard"><text:s text:c="12"/>printf("%c ",*e);</text:p>
      <text:p text:style-name="Standard"><text:s text:c="8"/>else if(*e == '(')</text:p>
      <text:p text:style-name="Standard"><text:s text:c="12"/>push(*e);</text:p>
      <text:p text:style-name="Standard"><text:s text:c="8"/>else if(*e == ')')</text:p>
      <text:p text:style-name="Standard"><text:s text:c="8"/>{</text:p>
      <text:p text:style-name="Standard"><text:s text:c="12"/>while((x = pop()) != '(')</text:p>
      <text:p text:style-name="Standard"><text:s text:c="16"/>printf("%c ", x);</text:p>
      <text:p text:style-name="Standard"><text:soft-page-break/><text:s text:c="8"/>}</text:p>
      <text:p text:style-name="Standard"><text:s text:c="8"/>else</text:p>
      <text:p text:style-name="Standard"><text:s text:c="8"/>{</text:p>
      <text:p text:style-name="Standard"><text:s text:c="12"/>while(priority(stack[top]) &gt;= priority(*e))</text:p>
      <text:p text:style-name="Standard"><text:s text:c="16"/>printf("%c ",pop());</text:p>
      <text:p text:style-name="Standard"><text:s text:c="12"/>push(*e);</text:p>
      <text:p text:style-name="Standard"><text:s text:c="8"/>}</text:p>
      <text:p text:style-name="Standard"><text:s text:c="8"/>e++;</text:p>
      <text:p text:style-name="Standard"><text:s text:c="4"/>}</text:p>
      <text:p text:style-name="Standard"><text:s text:c="4"/></text:p>
      <text:p text:style-name="Standard"><text:s text:c="4"/>while(top != -1)</text:p>
      <text:p text:style-name="Standard"><text:s text:c="4"/>{</text:p>
      <text:p text:style-name="Standard"><text:s text:c="8"/>printf("%c ",pop());</text:p>
      <text:p text:style-name="Standard"><text:s text:c="4"/>}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2:17:54.519030541</meta:creation-date>
    <dc:date>2022-12-03T22:18:26.127120114</dc:date>
    <meta:editing-duration>PT32S</meta:editing-duration>
    <meta:editing-cycles>1</meta:editing-cycles>
    <meta:document-statistic meta:table-count="0" meta:image-count="0" meta:object-count="0" meta:page-count="2" meta:paragraph-count="59" meta:word-count="123" meta:character-count="949" meta:non-whitespace-character-count="588"/>
    <meta:generator>LibreOffice/7.3.7.2$Linux_X86_64 LibreOffice_project/30$Build-2</meta:generator>
  </office:meta>
</office:document-meta>
</file>